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1cm" svg:stroke-color="#c0c0c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cm" svg:stroke-color="#808080" draw:marker-start-width="0.35cm" draw:marker-end-width="0.35cm" draw:stroke-linejoin="miter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02cm" svg:stroke-color="#808080" draw:marker-start-width="0.23cm" draw:marker-end-width="0.23cm" draw:fill="solid" draw:fill-color="#e6e6e6" draw:opacity="90%" draw:textarea-horizontal-align="justify" draw:textarea-vertical-align="middle" draw:auto-grow-height="false" fo:padding-top="0.135cm" fo:padding-bottom="0.135cm" fo:padding-left="0.26cm" fo:padding-right="0.26cm" draw:shadow-opacity="90%"/>
    </style:style>
    <style:style style:name="gr6" style:family="graphic" style:parent-style-name="standard">
      <style:graphic-properties draw:stroke="dash" draw:stroke-dash="Fine_20_Dashed_20__28_var_29_" svg:stroke-width="0.05cm" svg:stroke-color="#808080" draw:marker-start-width="0.275cm" draw:marker-end="Arrow" draw:marker-end-width="0.2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2cm" svg:stroke-color="#808080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1cm" svg:stroke-color="#808080" draw:marker-start-width="0.35cm" draw:marker-end-width="0.35cm" draw:stroke-linejoin="miter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cm"/>
    </style:style>
    <style:style style:name="gr1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1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024cm" fo:min-width="0cm" fo:padding-top="0cm" fo:padding-bottom="0cm" fo:padding-left="0cm" fo:padding-right="0cm"/>
    </style:style>
    <style:style style:name="gr13" style:family="graphic" style:parent-style-name="standard">
      <style:graphic-properties svg:stroke-width="0.1cm" svg:stroke-color="#c0c0c0" draw:marker-start="Dimension_20_Lines" draw:marker-start-width="0.35cm" draw:marker-end="Dimension_20_Lines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03cm" draw:shadow-offset-y="0.03cm" draw:shadow-color="#c0c0c0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1pt" style:font-size-asian="18pt" style:font-size-complex="18pt"/>
    </style:style>
    <style:style style:name="P3" style:family="paragraph">
      <style:paragraph-properties fo:text-align="center"/>
      <style:text-properties fo:font-family="Arial" style:font-family-generic="swiss" style:font-pitch="variable" fo:font-size="11pt" style:font-size-asian="18pt" style:font-size-complex="18pt"/>
    </style:style>
    <style:style style:name="P4" style:family="paragraph">
      <style:paragraph-properties fo:text-align="center"/>
      <style:text-properties fo:color="#000000" fo:font-family="Arial" style:font-family-generic="swiss" style:font-pitch="variable" fo:font-size="11pt" style:font-size-asian="18pt" style:font-size-complex="18pt"/>
    </style:style>
    <style:style style:name="P5" style:family="paragraph">
      <style:text-properties fo:font-size="12pt" fo:font-weight="bold" style:font-size-asian="18pt" style:font-size-complex="18pt"/>
    </style:style>
    <style:style style:name="P6" style:family="paragraph">
      <style:text-properties fo:color="#808080" fo:font-size="10pt" fo:font-weight="bold" style:font-size-asian="18pt" style:font-size-complex="1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808080" fo:font-size="10pt" fo:font-weight="bold" style:font-size-asian="18pt" style:font-size-complex="18pt"/>
    </style:style>
    <style:style style:name="P9" style:family="paragraph">
      <style:paragraph-properties fo:text-align="center"/>
      <style:text-properties fo:color="#808080" fo:font-size="12pt" fo:font-weight="bold" style:font-size-asian="18pt" style:font-size-complex="18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8pt" fo:font-weight="bold" style:font-size-asian="8pt" style:font-size-complex="8pt"/>
    </style:style>
    <style:style style:name="T1" style:family="text">
      <style:text-properties fo:color="#000000" fo:font-family="Arial" style:font-family-generic="swiss" style:font-pitch="variable" fo:font-size="11pt" style:font-size-asian="18pt" style:font-size-complex="18pt"/>
    </style:style>
    <style:style style:name="T2" style:family="text">
      <style:text-properties fo:font-family="Arial" style:font-family-generic="swiss" style:font-pitch="variable" fo:font-size="11pt" style:font-size-asian="18pt" style:font-size-complex="18pt"/>
    </style:style>
    <style:style style:name="T3" style:family="text">
      <style:text-properties fo:font-size="12pt" fo:font-weight="bold" style:font-size-asian="18pt" style:font-size-complex="18pt"/>
    </style:style>
    <style:style style:name="T4" style:family="text">
      <style:text-properties fo:color="#808080" fo:font-size="10pt" fo:font-weight="bold" style:font-size-asian="18pt" style:font-size-complex="18pt"/>
    </style:style>
    <style:style style:name="T5" style:family="text">
      <style:text-properties fo:color="#808080" fo:font-size="12pt" fo:font-weight="bold" style:font-size-asian="18pt" style:font-size-complex="18pt"/>
    </style:style>
    <style:style style:name="T6" style:family="text">
      <style:text-properties fo:font-size="8pt" fo:font-weight="bold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75cm" svg:y1="1cm" svg:x2="8.75cm" svg:y2="17cm">
          <text:p/>
        </draw:line>
        <draw:custom-shape draw:style-name="gr2" draw:text-style-name="P2" xml:id="id2" draw:id="id2" draw:layer="layout" svg:width="2.5cm" svg:height="1.5cm" svg:x="7.5cm" svg:y="6cm">
          <text:p text:style-name="P1"><text:span text:style-name="T1">Xtext</text:span></text:p>
          <text:p text:style-name="P1"><text:span text:style-name="T1">Serializ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cm" svg:y1="6.75cm" svg:x2="7.5cm" svg:y2="6.75cm" draw:start-shape="id1" draw:start-glue-point="1" draw:end-shape="id2" draw:end-glue-point="6" svg:d="m6000 6750h1500">
          <text:p/>
        </draw:connector>
        <draw:custom-shape draw:style-name="gr4" draw:text-style-name="P3" xml:id="id1" draw:id="id1" draw:layer="layout" svg:width="3.5cm" svg:height="1.5cm" svg:x="2.5cm" svg:y="6cm">
          <text:p text:style-name="P1"><text:span text:style-name="T2">Generated</text:span></text:p>
          <text:p text:style-name="P1"><text:span text:style-name="T2">A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25cm" svg:y1="8.5cm" svg:x2="4.25cm" svg:y2="7.5cm" draw:start-shape="id3" draw:start-glue-point="4" draw:end-shape="id1" draw:end-glue-point="2" svg:d="m4250 8500v-1000">
          <text:p/>
        </draw:connector>
        <draw:custom-shape draw:style-name="gr5" draw:text-style-name="P1" draw:layer="layout" svg:width="13.5cm" svg:height="3cm" svg:x="2cm" svg:y="14cm">
          <text:p/>
          <draw:enhanced-geometry svg:viewBox="0 0 21600 21600" draw:path-stretchpoint-x="10800" draw:path-stretchpoint-y="10800" draw:text-areas="?f3 ?f4 ?f5 ?f6" draw:type="round-rectangle" draw:modifiers="1216.39453515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3.5cm" svg:height="3cm" svg:x="2cm" svg:y="2cm">
          <text:p/>
          <draw:enhanced-geometry svg:viewBox="0 0 21600 21600" draw:path-stretchpoint-x="10800" draw:path-stretchpoint-y="10800" draw:text-areas="?f3 ?f4 ?f5 ?f6" draw:type="round-rectangle" draw:modifiers="1216.39453515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3.25cm" svg:y1="6cm" svg:x2="13.25cm" svg:y2="4.5cm" draw:start-shape="id4" draw:start-glue-point="0" draw:end-shape="id5" draw:end-glue-point="2" svg:d="m13250 6000v-1500">
          <text:p/>
        </draw:connector>
        <draw:connector draw:style-name="gr6" draw:text-style-name="P1" draw:layer="layout" draw:type="line" svg:x1="4.25cm" svg:y1="13cm" svg:x2="4.25cm" svg:y2="14.5cm" draw:start-shape="id6" draw:start-glue-point="2" draw:end-shape="id7" draw:end-glue-point="0" svg:d="m4250 13000v1500">
          <text:p/>
        </draw:connector>
        <draw:connector draw:style-name="gr6" draw:text-style-name="P1" draw:layer="layout" draw:type="line" svg:x1="4.25cm" svg:y1="6cm" svg:x2="4.25cm" svg:y2="4.5cm" draw:start-shape="id1" draw:start-glue-point="0" draw:end-shape="id8" draw:end-glue-point="2" svg:d="m4250 6000v-1500">
          <text:p/>
        </draw:connector>
        <draw:custom-shape draw:style-name="gr2" draw:text-style-name="P2" xml:id="id9" draw:id="id9" draw:layer="layout" svg:width="2.5cm" svg:height="1.5cm" svg:x="7.5cm" svg:y="2.75cm">
          <text:p text:style-name="P1"><text:span text:style-name="T1">Xtext</text:span></text:p>
          <text:p text:style-name="P1"><text:span text:style-name="T1">Gen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7.5cm" svg:y1="3.5cm" svg:x2="6cm" svg:y2="3.5cm" draw:start-shape="id9" draw:start-glue-point="6" draw:end-shape="id8" svg:d="m7500 3500h-1500">
          <text:p/>
        </draw:connector>
        <draw:connector draw:style-name="gr7" draw:text-style-name="P1" draw:layer="layout" draw:type="line" svg:x1="11.5cm" svg:y1="3.5cm" svg:x2="10cm" svg:y2="3.5cm" draw:start-shape="id5" draw:start-glue-point="3" draw:end-shape="id9" draw:end-glue-point="10" svg:d="m11500 3500h-1500">
          <text:p/>
        </draw:connector>
        <draw:connector draw:style-name="gr6" draw:text-style-name="P1" draw:layer="layout" draw:type="line" svg:x1="13.25cm" svg:y1="13cm" svg:x2="13.25cm" svg:y2="14.5cm" draw:start-shape="id10" draw:end-shape="id11" draw:end-glue-point="0" svg:d="m13250 13000v1500">
          <text:p/>
        </draw:connector>
        <draw:custom-shape draw:style-name="gr8" draw:text-style-name="P4" xml:id="id8" draw:id="id8" draw:layer="layout" svg:width="3.5cm" svg:height="2cm" svg:x="2.5cm" svg:y="2.5cm">
          <text:p text:style-name="P1"><text:span text:style-name="T1">AST Model</text:span></text:p>
          <text:p text:style-name="P1"><text:span text:style-name="T1">of the language</text:span></text:p>
          <text:p text:style-name="P1"><text:span text:style-name="T1">(EMF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" draw:id="id7" draw:layer="layout" svg:width="3.5cm" svg:height="2cm" svg:x="2.5cm" svg:y="14.5cm">
          <text:p text:style-name="P1"><text:span text:style-name="T2">Reprotool</text:span></text:p>
          <text:p text:style-name="P1"><text:span text:style-name="T2">Meta-model</text:span></text:p>
          <text:p text:style-name="P1"><text:span text:style-name="T2">(EMF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3.5cm" svg:height="2cm" svg:x="11.5cm" svg:y="2.5cm">
          <draw:glue-point draw:id="4" svg:x="3.571cm" svg:y="-5.333cm"/>
          <draw:glue-point draw:id="5" svg:x="5.142cm" svg:y="-2.833cm"/>
          <text:p text:style-name="P1"><text:span text:style-name="T1">Model-checker</text:span></text:p>
          <text:p text:style-name="P1"><text:span text:style-name="T1">Input Language</text:span></text:p>
          <text:p text:style-name="P1"><text:span text:style-name="T1">(Xtext Grammar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1" draw:id="id11" draw:layer="layout" svg:width="3.5cm" svg:height="2cm" svg:x="11.5cm" svg:y="14.5cm">
          <text:p text:style-name="P1"><text:span text:style-name="T2">Counter-Example</text:span></text:p>
          <text:p text:style-name="P1"><text:span text:style-name="T2">meta-model</text:span></text:p>
          <text:p text:style-name="P1"><text:span text:style-name="T2">(EMF)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093cm" svg:height="0.725cm" svg:x="7.204cm" svg:y="2cm">
          <draw:text-box>
            <text:p><text:span text:style-name="T3">Meta-models</text:span></text:p>
          </draw:text-box>
        </draw:frame>
        <draw:frame draw:style-name="gr10" draw:text-style-name="P5" draw:layer="layout" svg:width="3.093cm" svg:height="0.846cm" svg:x="7.204cm" svg:y="14cm">
          <draw:text-box>
            <text:p><text:span text:style-name="T3">Meta-models</text:span></text:p>
          </draw:text-box>
        </draw:frame>
        <draw:frame draw:style-name="gr11" draw:text-style-name="P6" draw:layer="layout" svg:width="1.86cm" svg:height="0.395cm" svg:x="13.5cm" svg:y="5.305cm">
          <draw:text-box>
            <text:p><text:span text:style-name="T4">instance of</text:span></text:p>
          </draw:text-box>
        </draw:frame>
        <draw:frame draw:style-name="gr12" draw:text-style-name="P6" draw:layer="layout" svg:width="1.86cm" svg:height="0.395cm" svg:x="4.5cm" svg:y="5.305cm">
          <draw:text-box>
            <text:p><text:span text:style-name="T4">instance of</text:span></text:p>
          </draw:text-box>
        </draw:frame>
        <draw:frame draw:style-name="gr11" draw:text-style-name="P6" draw:layer="layout" svg:width="1.86cm" svg:height="0.395cm" svg:x="13.5cm" svg:y="13.306cm">
          <draw:text-box>
            <text:p><text:span text:style-name="T4">instance of</text:span></text:p>
          </draw:text-box>
        </draw:frame>
        <draw:frame draw:style-name="gr12" draw:text-style-name="P6" draw:layer="layout" svg:width="1.86cm" svg:height="0.395cm" svg:x="4.5cm" svg:y="13.306cm">
          <draw:text-box>
            <text:p><text:span text:style-name="T4">instance of</text:span></text:p>
          </draw:text-box>
        </draw:frame>
        <draw:custom-shape draw:style-name="gr2" draw:text-style-name="P2" xml:id="id3" draw:id="id3" draw:layer="layout" svg:width="3.5cm" svg:height="2cm" svg:x="2.5cm" svg:y="8.5cm">
          <text:p text:style-name="P1"><text:span text:style-name="T1">M2M</text:span></text:p>
          <text:p text:style-name="P1"><text:span text:style-name="T1">Transformation</text:span></text:p>
          <text:p text:style-name="P1"><text:span text:style-name="T1">(Xten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3.5cm" svg:height="1.5cm" svg:x="11.5cm" svg:y="6cm">
          <text:p text:style-name="P1"><text:span text:style-name="T2">Generated</text:span></text:p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2.5cm" svg:height="1.5cm" svg:x="12cm" svg:y="8.8cm">
          <text:p text:style-name="P1"><text:span text:style-name="T1">Model</text:span></text:p>
          <text:p text:style-name="P1"><text:span text:style-name="T1">Chec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" draw:id="id10" draw:layer="layout" svg:width="3.5cm" svg:height="1.5cm" svg:x="11.5cm" svg:y="11.5cm">
          <text:p text:style-name="P1"><text:span text:style-name="T2">Generated</text:span></text:p>
          <text:p text:style-name="P1"><text:span text:style-name="T2">Counter-examp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25cm" svg:y1="11.5cm" svg:x2="4.25cm" svg:y2="10.5cm" draw:start-shape="id6" draw:start-glue-point="0" draw:end-shape="id3" draw:end-glue-point="8" svg:d="m4250 11500v-1000">
          <text:p/>
        </draw:connector>
        <draw:connector draw:style-name="gr3" draw:text-style-name="P1" draw:layer="layout" draw:type="line" svg:x1="13.25cm" svg:y1="7.5cm" svg:x2="13.25cm" svg:y2="8.8cm" draw:start-shape="id4" draw:end-shape="id12" draw:end-glue-point="4" svg:d="m13250 7500v1300">
          <text:p/>
        </draw:connector>
        <draw:connector draw:style-name="gr3" draw:text-style-name="P1" draw:layer="layout" draw:type="line" svg:x1="13.25cm" svg:y1="10.3cm" svg:x2="13.25cm" svg:y2="11.5cm" draw:start-shape="id12" draw:start-glue-point="8" draw:end-shape="id10" draw:end-glue-point="0" svg:d="m13250 10300v1200">
          <text:p/>
        </draw:connector>
        <draw:connector draw:style-name="gr3" draw:text-style-name="P1" draw:layer="layout" draw:type="line" svg:x1="10cm" svg:y1="6.75cm" svg:x2="11.5cm" svg:y2="6.75cm" draw:start-shape="id2" draw:start-glue-point="10" draw:end-shape="id4" draw:end-glue-point="3" svg:d="m10000 6750h1500">
          <text:p/>
        </draw:connector>
        <draw:frame draw:style-name="gr12" draw:text-style-name="P6" draw:layer="layout" svg:width="1.039cm" svg:height="0.789cm" svg:x="4.6cm" svg:y="10.605cm">
          <draw:text-box>
            <text:p><text:span text:style-name="T4">load</text:span></text:p>
            <text:p><text:span text:style-name="T4">model</text:span></text:p>
          </draw:text-box>
        </draw:frame>
        <draw:custom-shape draw:style-name="gr4" draw:text-style-name="P3" xml:id="id6" draw:id="id6" draw:layer="layout" svg:width="3.5cm" svg:height="1.5cm" svg:x="2.5cm" svg:y="11.5cm">
          <text:p text:style-name="P1"><text:span text:style-name="T2">Concrete SW</text:span></text:p>
          <text:p text:style-name="P1"><text:span text:style-name="T2">Project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039cm" svg:height="0.789cm" svg:x="4.6cm" svg:y="7.6cm">
          <draw:text-box>
            <text:p><text:span text:style-name="T4">create</text:span></text:p>
            <text:p><text:span text:style-name="T4">model</text:span></text:p>
          </draw:text-box>
        </draw:frame>
        <draw:frame draw:style-name="gr12" draw:text-style-name="P6" draw:layer="layout" svg:width="0.823cm" svg:height="0.789cm" svg:x="13.618cm" svg:y="7.711cm">
          <draw:text-box>
            <text:p><text:span text:style-name="T4">read</text:span></text:p>
            <text:p><text:span text:style-name="T4">code</text:span></text:p>
          </draw:text-box>
        </draw:frame>
        <draw:frame draw:style-name="gr12" draw:text-style-name="P6" draw:layer="layout" svg:width="1.882cm" svg:height="0.789cm" svg:x="13.618cm" svg:y="10.5cm">
          <draw:text-box>
            <text:p><text:span text:style-name="T4">verification</text:span></text:p>
            <text:p><text:span text:style-name="T4">results</text:span></text:p>
          </draw:text-box>
        </draw:frame>
        <draw:frame draw:style-name="gr12" draw:text-style-name="P6" draw:layer="layout" svg:width="1.039cm" svg:height="0.789cm" svg:x="6.361cm" svg:y="5.75cm">
          <draw:text-box>
            <text:p><text:span text:style-name="T4">load</text:span></text:p>
            <text:p><text:span text:style-name="T4">model</text:span></text:p>
          </draw:text-box>
        </draw:frame>
        <draw:frame draw:style-name="gr12" draw:text-style-name="P8" draw:layer="layout" svg:width="1.467cm" svg:height="0.789cm" svg:x="9.8cm" svg:y="5.75cm">
          <draw:text-box>
            <text:p text:style-name="P7"><text:span text:style-name="T4">generate</text:span></text:p>
            <text:p text:style-name="P7"><text:span text:style-name="T4">code</text:span></text:p>
          </draw:text-box>
        </draw:frame>
        <draw:frame draw:style-name="gr12" draw:text-style-name="P6" draw:layer="layout" svg:width="1.039cm" svg:height="0.789cm" svg:x="6.161cm" svg:y="3.7cm">
          <draw:text-box>
            <text:p><text:span text:style-name="T4">create</text:span></text:p>
            <text:p><text:span text:style-name="T4">model</text:span></text:p>
          </draw:text-box>
        </draw:frame>
        <draw:frame draw:style-name="gr12" draw:text-style-name="P8" draw:layer="layout" svg:width="1.505cm" svg:height="0.789cm" svg:x="9.8cm" svg:y="3.7cm">
          <draw:text-box>
            <text:p text:style-name="P7"><text:span text:style-name="T4">load</text:span></text:p>
            <text:p text:style-name="P7"><text:span text:style-name="T4">grammar</text:span></text:p>
          </draw:text-box>
        </draw:frame>
        <draw:frame draw:style-name="gr9" draw:text-style-name="P9" draw:layer="layout" svg:width="3.609cm" svg:height="0.725cm" svg:x="10.386cm" svg:y="1cm">
          <draw:text-box>
            <text:p text:style-name="P1"><text:span text:style-name="T5">NuSMV domain</text:span></text:p>
          </draw:text-box>
        </draw:frame>
        <draw:frame draw:style-name="gr9" draw:text-style-name="P9" draw:layer="layout" svg:width="4.126cm" svg:height="0.725cm" svg:x="3.446cm" svg:y="1cm">
          <draw:text-box>
            <text:p text:style-name="P1"><text:span text:style-name="T5">Reprotool domain</text:span></text:p>
          </draw:text-box>
        </draw:frame>
        <draw:line draw:style-name="gr13" draw:text-style-name="P1" draw:layer="layout" svg:x1="15.5cm" svg:y1="1cm" svg:x2="2cm" svg:y2="1cm">
          <text:p/>
        </draw:line>
        <draw:custom-shape draw:style-name="gr14" draw:text-style-name="P11" draw:layer="layout" svg:width="0.4cm" svg:height="0.4cm" svg:x="2.296cm" svg:y="11.293cm">
          <text:p text:style-name="P10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2.296cm" svg:y="5.791cm">
          <text:p text:style-name="P10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14.787cm" svg:y="5.79cm">
          <text:p text:style-name="P10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4cm" svg:height="0.4cm" svg:x="14.787cm" svg:y="11.301cm">
          <text:p text:style-name="P10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23T11:28:58</meta:creation-date>
    <dc:date>2011-12-19T12:27:27</dc:date>
    <meta:editing-duration>PT1H52M43S</meta:editing-duration>
    <meta:editing-cycles>17</meta:editing-cycles>
    <meta:generator>LibreOffice/3.3$Linux LibreOffice_project/330m19$Build-202</meta:generator>
    <meta:document-statistic meta:object-count="48"/>
  </office:meta>
</office:document-meta>
</file>